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FFFFFF" fo:border-left="none" fo:border-right="thin solid #FFFFFF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FFFFFF" fo:border-left="thin solid #FFFFFF" fo:border-right="none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7CAAC"/>
      <style:text-properties fo:color="#0000FF" style:font-name="Calibri Light" style:font-name-asian="Calibri Light" style:font-name-complex="Calibri Light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7CAAC"/>
      <style:text-properties fo:color="#0000FF" style:font-name="Calibri Light" style:font-name-asian="Calibri Light" style:font-name-complex="Calibri Light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FFFFFF" fo:border-right="none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1.431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3" table:default-cell-style-name="ce1"/>
        <table:table-column table:style-name="co9" table:number-columns-repeated="15363" table:default-cell-style-name="ce1"/>
        <table:table-row table:style-name="ro1">
          <table:table-cell office:value-type="string" table:style-name="ce2">
            <text:p>Fase e Attività</text:p>
          </table:table-cell>
          <table:table-cell office:value-type="string" table:style-name="ce3">
            <text:p>Descrizione</text:p>
          </table:table-cell>
          <table:table-cell office:value-type="string" table:style-name="ce4">
            <text:p>Indicatore</text:p>
          </table:table-cell>
          <table:table-cell office:value-type="string" table:style-name="ce2">
            <text:p>Unità di misura</text:p>
          </table:table-cell>
          <table:table-cell office:value-type="string" table:style-name="ce2">
            <text:p>Sistema di misurazione</text:p>
          </table:table-cell>
          <table:table-cell office:value-type="string" table:style-name="ce2">
            <text:p>Periodicità di misurazione</text:p>
          </table:table-cell>
          <table:table-cell office:value-type="string" table:style-name="ce2">
            <text:p>Fase e Attività</text:p>
          </table:table-cell>
          <table:table-cell office:value-type="string" table:style-name="ce2">
            <text:p>Valore/range/delta target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ASE 1<text:s/>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1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2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2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3<text:s/>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3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4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6">
            <text:p>Attività A4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falcinelli</meta:initial-creator>
    <dc:creator>CHARLIE</dc:creator>
    <meta:creation-date>2019-04-03T16:06:23Z</meta:creation-date>
    <dc:date>2020-11-29T13:08:38Z</dc:date>
    <meta:editing-cycles>19</meta:editing-cycles>
    <meta:editing-duration>PT8069S</meta:editing-duration>
  </office:meta>
</office:document-meta>
</file>